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serif" svg:font-family="serif"/>
  </office:font-face-decls>
  <office:automatic-styles>
    <style:style style:name="P1" style:family="paragraph" style:parent-style-name="Standard">
      <style:text-properties officeooo:rsid="000767c8" officeooo:paragraph-rsid="000767c8"/>
    </style:style>
    <style:style style:name="P2" style:family="paragraph" style:parent-style-name="Standard" style:list-style-name="L1">
      <style:text-properties officeooo:rsid="000767c8" officeooo:paragraph-rsid="000767c8"/>
    </style:style>
    <style:style style:name="P3" style:family="paragraph" style:parent-style-name="Standard" style:list-style-name="L1">
      <style:text-properties officeooo:paragraph-rsid="0009611c"/>
    </style:style>
    <style:style style:name="P4" style:family="paragraph" style:parent-style-name="Standard" style:list-style-name="L1">
      <style:text-properties officeooo:rsid="00085740" officeooo:paragraph-rsid="00085740"/>
    </style:style>
    <style:style style:name="P5" style:family="paragraph" style:parent-style-name="Standard" style:list-style-name="L1">
      <style:text-properties officeooo:rsid="0009611c" officeooo:paragraph-rsid="0009611c"/>
    </style:style>
    <style:style style:name="T1" style:family="text">
      <style:text-properties style:text-position="super 58%"/>
    </style:style>
    <style:style style:name="T2" style:family="text">
      <style:text-properties officeooo:rsid="0009611c"/>
    </style:style>
    <style:style style:name="T3" style:family="text">
      <style:text-properties style:font-name="serif"/>
    </style:style>
    <style:style style:name="T4" style:family="text">
      <style:text-properties style:font-name="serif" officeooo:rsid="000961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h 8<text:span text:style-name="T1">th</text:span>, 2022</text:p>
      <text:p text:style-name="P1">Kitkat Dambeck</text:p>
      <text:p text:style-name="P1">Expository Writing</text:p>
      <text:p text:style-name="P1">Third Essay Prep</text:p>
      <text:p text:style-name="P1"/>
      <text:list xml:id="list3402406363" text:style-name="L1">
        <text:list-item>
          <text:p text:style-name="P2">Prompt: How do we define happiness?</text:p>
        </text:list-item>
        <text:list-item>
          <text:p text:style-name="P2">Sources: Glibert and Fredrickson</text:p>
        </text:list-item>
        <text:list-item>
          <text:p text:style-name="P2">Advice:</text:p>
          <text:list>
            <text:list-item>
              <text:p text:style-name="P2">Claim + Reason/Argument = Thesis.</text:p>
            </text:list-item>
          </text:list>
        </text:list-item>
        <text:list-item>
          <text:p text:style-name="P2">Ritual formula:</text:p>
          <text:list>
            <text:list-item>
              <text:p text:style-name="P2">Do some legwork.</text:p>
            </text:list-item>
            <text:list-item>
              <text:p text:style-name="P2">Consider prompt.</text:p>
            </text:list-item>
            <text:list-item>
              <text:p text:style-name="P2">Draft thesis.</text:p>
            </text:list-item>
            <text:list-item>
              <text:p text:style-name="P2">Write the blueprint.</text:p>
            </text:list-item>
            <text:list-item>
              <text:p text:style-name="P2">Built the pyramid. </text:p>
              <text:list>
                <text:list-item>
                  <text:p text:style-name="P2">Honor the gods.</text:p>
                </text:list-item>
                <text:list-item>
                  <text:p text:style-name="P2">Call the angels.</text:p>
                </text:list-item>
                <text:list-item>
                  <text:p text:style-name="P2">Speak the magic word. </text:p>
                </text:list-item>
                <text:list-item>
                  <text:p text:style-name="P2">Enter the chambers and invoke each of the angles.</text:p>
                </text:list-item>
                <text:list-item>
                  <text:p text:style-name="P2">Enter the kings chamber. </text:p>
                </text:list-item>
                <text:list-item>
                  <text:p text:style-name="P2">License to depart. </text:p>
                </text:list-item>
              </text:list>
            </text:list-item>
            <text:list-item>
              <text:p text:style-name="P2">check for word length. </text:p>
            </text:list-item>
            <text:list-item>
              <text:p text:style-name="P2">First draft done, await revision.</text:p>
            </text:list-item>
          </text:list>
        </text:list-item>
        <text:list-item>
          <text:p text:style-name="P2">Rant:</text:p>
          <text:list>
            <text:list-item>
              <text:p text:style-name="P2">I’m so tired and unfocused. If I can get an outline tonight and rush it tm morning ill be happy. </text:p>
            </text:list-item>
            <text:list-item>
              <text:p text:style-name="P2">I did not in fact focus, I was playing with a raspberry pi trying to get it to play audio. It almost works… </text:p>
            </text:list-item>
          </text:list>
        </text:list-item>
        <text:list-item>
          <text:p text:style-name="P4">Legwork:</text:p>
          <text:list>
            <text:list-item>
              <text:p text:style-name="P4">What is true happiness? </text:p>
              <text:list>
                <text:list-item>
                  <text:p text:style-name="P4">Common: Joy or pleasure.</text:p>
                </text:list-item>
                <text:list-item>
                  <text:p text:style-name="P4">Me: satisfaction, spiritual advancement, experience of agape. </text:p>
                </text:list-item>
                <text:list-item>
                  <text:p text:style-name="P4">Fredrickson: <text:span text:style-name="T2">Accepts the common definition but describes it as underpinned by love “And having at least one close relation</text:span>ship like this is vital to your health and happiness, to be sure. Even so, that special bond and the commitments people often build around it are better taken as the products of love---the results of the many smaller moments in which love infuses you-rather than as love per se” <text:span text:style-name="T2">(120)</text:span></text:p>
                </text:list-item>
                <text:list-item>
                  <text:p text:style-name="P4">Gilbert: <text:span text:style-name="T2">Seems to hold the common definition. </text:span></text:p>
                </text:list-item>
              </text:list>
            </text:list-item>
            <text:list-item>
              <text:p text:style-name="P4">What cultivates happiness?</text:p>
              <text:list>
                <text:list-item>
                  <text:p text:style-name="P5">Common: Doing happy things, having happy stimuli, just doing them a lot. Food sex, drugs, parties. </text:p>
                </text:list-item>
                <text:list-item>
                  <text:p text:style-name="P5">Me: Meditation</text:p>
                </text:list-item>
                <text:list-item>
                  <text:p text:style-name="P5">Fredrickson: Agape “Love, as it turns out, nourishes your body the way the right balance of sunlight, nutrient-rich soil, and water nourishes plants and allows them to flourish. The more you experience it, the more you open up and grow, becoming wiser and more attuned, more resilient and effective, happier and healthier. You grow spiritually as well, better able to see, feel, and appreciate the deep interconnections that inexplicably tie you to others, that embed you within the grand fabric of life.”</text:p>
                  <text:list>
                    <text:list-item>
                      <text:p text:style-name="P3"><text:soft-page-break/><text:span text:style-name="T2">Also: meditation: “It]was those study participants who had been assigned at random to learn loving-kindness meditation who changed the most. They devoted scarcely more than an hour of their time each w</text:span>eek to the practice. Yet within a matter of months, completely unbeknownst to them, their vagus nerves began to respondmore readily to the rhythms of their bre<text:span text:style-name="T2">athing, emitting more of that healthy arrhythmia that is the fingerprint of high vagal tone. Breath by breath-loving rnornent by loving moment-their capacity for positivity resonance matured. Moreover, through painstaking statistical analyses, we pinpointed that those who experienced the most frequent positivity resonance in connection with others showed the biggest increases in vagal tone. Love literally made people healthier</text:span></text:p>
                    </text:list-item>
                  </text:list>
                </text:list-item>
                <text:list-item>
                  <text:p text:style-name="P5">Gilbert: self understanding: “The results showed that those students who had received a card with the pseudo-explanatory phrases felt less happy than those who had received a card without them. Apparently, even a fake explanation can cause us to tuck an event away and move along to the next one. Uncertainty can preserve and prolong our happiness, thus we might expect people to cherish it. “ (154) “The processes by which we generate posltlve views are m~y: Pay more attention to favorable information, we surround ourselves with we d · ak ·those who provide it, and we accept it uncritically. These ten enc1es m e 1t easy for us to explain unpleasant experiences ~ ways_ that exonerate us an~ make us feel better. The price we pay for our irrepressible explanatory urge 1s that we often spoil our most pleasant experiences by making good sense of them.(155)</text:p>
                </text:list-item>
              </text:list>
            </text:list-item>
            <text:list-item>
              <text:p text:style-name="P4">What is the point of happiness?</text:p>
              <text:list>
                <text:list-item>
                  <text:p text:style-name="P5">Fredrickson: Stimulate human social order “More generally, oxytocin has been cast as a lead character in the mammalian calm-and-connect response, a distinct cascade of brain and body responses best contrasted to the far more familiar fight-or-flight response. Let's face it, meeting new people can be a little scary at times. Think back to what it was like for you on your first day at a new school or in a new job. You're suddenly thrown in with people you'd never heard of before. Even if a new person seems friendly, it's hard to know his true motives. Will he help you? Or will he instead take advantage of you in one way or another? Human greed, after all, runs rampant and can yield all manner of exploitation. Oxytocin appears both to calm fears that might steer you away from interacting with strangers and also to sharpen your skills for connection.” (128)</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21:41:15.237040703</meta:creation-date>
    <dc:date>2023-03-09T13:39:32.699784842</dc:date>
    <meta:editing-duration>PT15H58M20S</meta:editing-duration>
    <meta:editing-cycles>3</meta:editing-cycles>
    <meta:generator>LibreOffice/7.5.1.2$Linux_X86_64 LibreOffice_project/50$Build-2</meta:generator>
    <meta:document-statistic meta:table-count="0" meta:image-count="0" meta:object-count="0" meta:page-count="2" meta:paragraph-count="39" meta:word-count="771" meta:character-count="4511" meta:non-whitespace-character-count="3804"/>
  </office:meta>
</office:document-meta>
</file>